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31.0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59.81pt"/>
    </style:style>
    <style:style style:name="co5" style:family="table-column">
      <style:table-column-properties fo:break-before="auto" style:column-width="55.16pt"/>
    </style:style>
    <style:style style:name="co6" style:family="table-column">
      <style:table-column-properties fo:break-before="auto" style:column-width="50.09pt"/>
    </style:style>
    <style:style style:name="co7" style:family="table-column">
      <style:table-column-properties fo:break-before="auto" style:column-width="67.95pt"/>
    </style:style>
    <style:style style:name="co8" style:family="table-column">
      <style:table-column-properties fo:break-before="auto" style:column-width="65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1.1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74pt solid #000000" fo:border-right="0.74pt solid #808080" fo:border-top="0.74pt solid #00000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order-left="0.74pt solid #000000" fo:border-right="0.74pt solid #80808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808080" fo:border-top="none"/>
    </style:style>
    <style:style style:name="ce4" style:family="table-cell" style:parent-style-name="Default">
      <style:table-cell-properties fo:border-bottom="none" fo:wrap-option="wrap" fo:border-left="0.74pt solid #808080" fo:border-right="0.74pt solid #808080" fo:border-top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808080" fo:border-right="0.74pt solid #808080" fo:border-top="none"/>
    </style:style>
    <style:style style:name="ce6" style:family="table-cell" style:parent-style-name="Default">
      <style:table-cell-properties fo:border-bottom="0.74pt solid #000000" fo:border-left="0.74pt solid #808080" fo:border-right="0.74pt solid #808080" fo:border-top="none"/>
    </style:style>
    <style:style style:name="ce7" style:family="table-cell" style:parent-style-name="Default">
      <style:table-cell-properties fo:border-bottom="none" fo:wrap-option="wrap" fo:border-left="0.74pt solid #808080" fo:border-right="0.74pt solid #808080" fo:border-top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wrap-option="wrap" fo:border-left="0.74pt solid #808080" fo:border-right="0.74pt solid #000000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0.74pt solid #80808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808080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row table:style-name="ro1">
          <table:table-cell table:style-name="ce1" office:value-type="string" calcext:value-type="string">
            <text:p># of Cities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Cost of best tour found</text:p>
          </table:table-cell>
          <table:table-cell table:style-name="ce7" office:value-type="string" calcext:value-type="string">
            <text:p>Max stored states</text:p>
          </table:table-cell>
          <table:table-cell table:style-name="ce7" office:value-type="string" calcext:value-type="string">
            <text:p># of BSSF Updates</text:p>
          </table:table-cell>
          <table:table-cell table:style-name="ce7" office:value-type="string" calcext:value-type="string">
            <text:p>Total # of states created</text:p>
          </table:table-cell>
          <table:table-cell table:style-name="ce8" office:value-type="string" calcext:value-type="string">
            <text:p>Total # of states prune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.04" calcext:value-type="float">
            <text:p>1.04</text:p>
          </table:table-cell>
          <table:table-cell office:value-type="float" office:value="9161" calcext:value-type="float">
            <text:p>916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8835" calcext:value-type="float">
            <text:p>8835</text:p>
          </table:table-cell>
          <table:table-cell office:value-type="float" office:value="7158" calcext:value-type="float">
            <text:p>715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02" calcext:value-type="float">
            <text:p>902</text:p>
          </table:table-cell>
          <table:table-cell office:value-type="float" office:value="2.08" calcext:value-type="float">
            <text:p>2.08</text:p>
          </table:table-cell>
          <table:table-cell office:value-type="float" office:value="8662" calcext:value-type="float">
            <text:p>866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8161" calcext:value-type="float">
            <text:p>18161</text:p>
          </table:table-cell>
          <table:table-cell office:value-type="float" office:value="155389" calcext:value-type="float">
            <text:p>15538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820" calcext:value-type="float">
            <text:p>78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625" calcext:value-type="float">
            <text:p>3625</text:p>
          </table:table-cell>
          <table:table-cell office:value-type="float" office:value="3134" calcext:value-type="float">
            <text:p>31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  <table:table-cell office:value-type="float" office:value="8322" calcext:value-type="float">
            <text:p>832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39604" calcext:value-type="float">
            <text:p>39604</text:p>
          </table:table-cell>
          <table:table-cell office:value-type="float" office:value="34482" calcext:value-type="float">
            <text:p>344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8225" calcext:value-type="float">
            <text:p>822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47774" calcext:value-type="float">
            <text:p>247774</text:p>
          </table:table-cell>
          <table:table-cell office:value-type="float" office:value="212423" calcext:value-type="float">
            <text:p>21242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67" calcext:value-type="float">
            <text:p>667</text:p>
          </table:table-cell>
          <table:table-cell office:value-type="float" office:value="32.4" calcext:value-type="float">
            <text:p>32.4</text:p>
          </table:table-cell>
          <table:table-cell office:value-type="float" office:value="10154" calcext:value-type="float">
            <text:p>10154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496926" calcext:value-type="float">
            <text:p>496926</text:p>
          </table:table-cell>
          <table:table-cell office:value-type="float" office:value="420849" calcext:value-type="float">
            <text:p>4208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684" calcext:value-type="float">
            <text:p>1068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500395" calcext:value-type="float">
            <text:p>500395</text:p>
          </table:table-cell>
          <table:table-cell office:value-type="float" office:value="443496" calcext:value-type="float">
            <text:p>44349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711" calcext:value-type="float">
            <text:p>11711</text:p>
          </table:table-cell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490136" calcext:value-type="float">
            <text:p>490136</text:p>
          </table:table-cell>
          <table:table-cell office:value-type="float" office:value="404135" calcext:value-type="float">
            <text:p>4041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361" calcext:value-type="float">
            <text:p>12361</text:p>
          </table:table-cell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484795" calcext:value-type="float">
            <text:p>484795</text:p>
          </table:table-cell>
          <table:table-cell office:value-type="float" office:value="374114" calcext:value-type="float">
            <text:p>374114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1090" calcext:value-type="float">
            <text:p>21090</text:p>
          </table:table-cell>
          <table:table-cell table:style-name="ce6" office:value-type="float" office:value="5488" calcext:value-type="float">
            <text:p>54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25481" calcext:value-type="float">
            <text:p>425481</text:p>
          </table:table-cell>
          <table:table-cell table:style-name="ce10" office:value-type="float" office:value="327511" calcext:value-type="float">
            <text:p>327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3:09:31.737534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2:35:39.590124873</meta:creation-date>
    <dc:date>2018-04-05T23:57:38.952367260</dc:date>
    <meta:editing-duration>PT55M7S</meta:editing-duration>
    <meta:editing-cycles>6</meta:editing-cycles>
    <meta:generator>LibreOffice/5.1.6.2$Linux_X86_64 LibreOffice_project/10m0$Build-2</meta:generator>
    <meta:document-statistic meta:table-count="1" meta:cell-count="88" meta:object-count="0"/>
  </office:meta>
</office:document-meta>
</file>